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00000000130000000E3AE075A9DB3A40C57.png" manifest:media-type="image/png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Standard">
      <style:text-properties officeooo:rsid="0027c238" officeooo:paragraph-rsid="00677f30"/>
    </style:style>
    <style:style style:name="P42" style:family="paragraph" style:parent-style-name="Preformatted_20_Text">
      <style:text-properties officeooo:paragraph-rsid="00624afc"/>
    </style:style>
    <style:style style:name="P43" style:family="paragraph" style:parent-style-name="Preformatted_20_Text">
      <style:text-properties officeooo:paragraph-rsid="00677f30"/>
    </style:style>
    <style:style style:name="P44" style:family="paragraph" style:parent-style-name="Preformatted_20_Text">
      <style:text-properties officeooo:rsid="00624afc" officeooo:paragraph-rsid="00624afc"/>
    </style:style>
    <style:style style:name="P45" style:family="paragraph" style:parent-style-name="Text_20_body" style:list-style-name="L1">
      <style:text-properties officeooo:rsid="001c814c" officeooo:paragraph-rsid="002d1248"/>
    </style:style>
    <style:style style:name="P46" style:family="paragraph" style:parent-style-name="Text_20_body" style:list-style-name="L1">
      <style:text-properties officeooo:rsid="002d1248" officeooo:paragraph-rsid="002d1248"/>
    </style:style>
    <style:style style:name="P47" style:family="paragraph" style:parent-style-name="Text_20_body" style:list-style-name="L2">
      <style:text-properties officeooo:rsid="00234599" officeooo:paragraph-rsid="00234599"/>
    </style:style>
    <style:style style:name="P48" style:family="paragraph" style:parent-style-name="Text_20_body" style:list-style-name="L2">
      <style:text-properties officeooo:rsid="002516ec" officeooo:paragraph-rsid="002516ec"/>
    </style:style>
    <style:style style:name="P49" style:family="paragraph" style:parent-style-name="Text_20_body" style:list-style-name="L3">
      <style:text-properties officeooo:rsid="002d9d2d" officeooo:paragraph-rsid="002d9d2d"/>
    </style:style>
    <style:style style:name="P50" style:family="paragraph" style:parent-style-name="Text_20_body" style:list-style-name="L4">
      <style:text-properties officeooo:rsid="002d9d2d" officeooo:paragraph-rsid="003084f9"/>
    </style:style>
    <style:style style:name="P51" style:family="paragraph" style:parent-style-name="Text_20_body" style:list-style-name="L5">
      <style:text-properties officeooo:rsid="002d9d2d" officeooo:paragraph-rsid="0034fcb8"/>
    </style:style>
    <style:style style:name="P52" style:family="paragraph" style:parent-style-name="Text_20_body" style:list-style-name="L5">
      <style:text-properties officeooo:rsid="002d9d2d" officeooo:paragraph-rsid="003bc8d4"/>
    </style:style>
    <style:style style:name="P53" style:family="paragraph" style:parent-style-name="Text_20_body" style:list-style-name="L6">
      <style:text-properties officeooo:rsid="002d9d2d" officeooo:paragraph-rsid="006efb03"/>
    </style:style>
    <style:style style:name="P54" style:family="paragraph" style:parent-style-name="Text_20_body" style:list-style-name="L4">
      <style:text-properties officeooo:rsid="003084f9" officeooo:paragraph-rsid="003084f9"/>
    </style:style>
    <style:style style:name="P55" style:family="paragraph" style:parent-style-name="Text_20_body" style:list-style-name="L5">
      <style:text-properties officeooo:rsid="003084f9" officeooo:paragraph-rsid="0034fcb8"/>
    </style:style>
    <style:style style:name="P56" style:family="paragraph" style:parent-style-name="Text_20_body" style:list-style-name="L5">
      <style:text-properties officeooo:rsid="003084f9" officeooo:paragraph-rsid="003bc8d4"/>
    </style:style>
    <style:style style:name="P57" style:family="paragraph" style:parent-style-name="Text_20_body" style:list-style-name="L6">
      <style:text-properties officeooo:paragraph-rsid="006efb03"/>
    </style:style>
    <style:style style:name="P58" style:family="paragraph" style:parent-style-name="Text_20_body" style:list-style-name="L7">
      <style:text-properties officeooo:rsid="00797b46" officeooo:paragraph-rsid="00797b46"/>
    </style:style>
    <style:style style:name="P59" style:family="paragraph" style:parent-style-name="Text_20_body" style:list-style-name="L7">
      <style:text-properties officeooo:rsid="007a521b" officeooo:paragraph-rsid="00797b46"/>
    </style:style>
    <style:style style:name="P60" style:family="paragraph" style:parent-style-name="Text_20_body">
      <style:text-properties officeooo:rsid="008e95b0" officeooo:paragraph-rsid="008e95b0"/>
    </style:style>
    <style:style style:name="P61" style:family="paragraph" style:parent-style-name="Text_20_body" style:list-style-name="L8">
      <style:text-properties officeooo:rsid="008e95b0" officeooo:paragraph-rsid="008e95b0"/>
    </style:style>
    <style:style style:name="P62" style:family="paragraph" style:parent-style-name="Text_20_body">
      <style:text-properties officeooo:paragraph-rsid="008f7505"/>
    </style:style>
    <style:style style:name="P63" style:family="paragraph" style:parent-style-name="Text_20_body" style:list-style-name="L9">
      <style:text-properties officeooo:paragraph-rsid="008f7505"/>
    </style:style>
    <style:style style:name="P64" style:family="paragraph" style:parent-style-name="Text_20_body">
      <style:text-properties officeooo:rsid="00913042" officeooo:paragraph-rsid="00913042"/>
    </style:style>
    <style:style style:name="P65" style:family="paragraph" style:parent-style-name="Text_20_body">
      <style:text-properties officeooo:rsid="0093c141" officeooo:paragraph-rsid="0093c141"/>
    </style:style>
    <style:style style:name="P66" style:family="paragraph" style:parent-style-name="Heading_20_1">
      <style:text-properties officeooo:rsid="00403046" officeooo:paragraph-rsid="00403046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047edf5" officeooo:paragraph-rsid="0047edf5"/>
    </style:style>
    <style:style style:name="P69" style:family="paragraph" style:parent-style-name="Heading_20_2">
      <style:text-properties officeooo:paragraph-rsid="008e444d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break-before="page"/>
      <style:text-properties officeooo:rsid="008e444d" officeooo:paragraph-rsid="008e444d"/>
    </style:style>
    <style:style style:name="P72" style:family="paragraph" style:parent-style-name="Heading_20_3">
      <style:text-properties officeooo:paragraph-rsid="006efb03"/>
    </style:style>
    <style:style style:name="P73" style:family="paragraph" style:parent-style-name="Heading_20_3">
      <style:paragraph-properties fo:break-before="page"/>
    </style:style>
    <style:style style:name="P74" style:family="paragraph">
      <loext:graphic-properties draw:fill="none" draw:fill-color="#000000"/>
      <style:paragraph-properties fo:text-align="center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000000"/>
    </style:style>
    <style:style style:name="P77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78" style:family="paragraph">
      <loext:graphic-properties draw:fill="none" draw:fill-color="#ffffff"/>
      <style:text-properties fo:font-weight="bold" style:font-weight-asian="bold" style:font-weight-complex="bold"/>
    </style:style>
    <style:style style:name="P79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77" svg:width="0.551cm" svg:height="0.862cm" svg:x="8.61cm" svg:y="0.399cm"><draw:text-box><text:p><text:span text:style-name="T18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74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74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75" svg:x1="0.85cm" svg:y1="4.831cm" svg:x2="0.85cm" svg:y2="2.406cm"><text:p/></draw:line><draw:line draw:style-name="gr3" draw:text-style-name="P75" svg:x1="0.607cm" svg:y1="2.956cm" svg:x2="0.849cm" svg:y2="2.406cm"><text:p/></draw:line><draw:line draw:style-name="gr3" draw:text-style-name="P75" svg:x1="1.093cm" svg:y1="3cm" svg:x2="0.85cm" svg:y2="2.406cm"><text:p/></draw:line><draw:line draw:style-name="gr3" draw:text-style-name="P75" svg:x1="2.24cm" svg:y1="2.385cm" svg:x2="2.24cm" svg:y2="1.789cm"><text:p/></draw:line><draw:line draw:style-name="gr3" draw:text-style-name="P75" svg:x1="2.284cm" svg:y1="5.475cm" svg:x2="2.284cm" svg:y2="4.879cm"><text:p/></draw:line></draw:g><draw:custom-shape text:anchor-type="paragraph" draw:z-index="2" draw:style-name="gr4" draw:text-style-name="P76" svg:width="2.823cm" svg:height="1.015cm" svg:x="4.332cm" svg:y="0.596cm"><text:p text:style-name="P75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76" svg:width="2.823cm" svg:height="1.015cm" svg:x="10.418cm" svg:y="0.64cm"><text:p text:style-name="P75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76" svg:width="2.823cm" svg:height="1.015cm" draw:transform="rotate (1.5707963267949) translate (8.17033333333333cm 5.00591666666667cm)"><text:p text:style-name="P75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74" svg:width="2.823cm" svg:height="1.015cm" draw:transform="rotate (1.5707963267949) translate (14.3439444444444cm 5.05001388888889cm)"><text:p text:style-name="P75">R4</text:p><draw:enhanced-geometry svg:viewBox="0 0 21600 21600" draw:type="rectangle" draw:enhanced-path="M 0 0 L 21600 0 21600 21600 0 21600 0 0 Z N"/></draw:custom-shape><draw:line text:anchor-type="paragraph" draw:z-index="6" draw:style-name="gr6" draw:text-style-name="P75" svg:x1="2.304cm" svg:y1="6.087cm" svg:x2="14.96cm" svg:y2="6.087cm"><text:p/></draw:line><draw:line text:anchor-type="paragraph" draw:z-index="7" draw:style-name="gr6" draw:text-style-name="P75" svg:x1="2.282cm" svg:y1="5.472cm" svg:x2="2.282cm" svg:y2="6.088cm"><text:p/></draw:line><draw:line text:anchor-type="paragraph" draw:z-index="8" draw:style-name="gr6" draw:text-style-name="P75" svg:x1="8.632cm" svg:y1="5.006cm" svg:x2="8.632cm" svg:y2="6.087cm"><text:p/></draw:line><draw:line text:anchor-type="paragraph" draw:z-index="9" draw:style-name="gr6" draw:text-style-name="P75" svg:x1="14.938cm" svg:y1="5.05cm" svg:x2="14.938cm" svg:y2="6.087cm"><text:p/></draw:line><draw:line text:anchor-type="paragraph" draw:z-index="10" draw:style-name="gr6" draw:text-style-name="P75" svg:x1="4.332cm" svg:y1="1.104cm" svg:x2="2.238cm" svg:y2="1.104cm"><text:p/></draw:line><draw:line text:anchor-type="paragraph" draw:z-index="11" draw:style-name="gr6" draw:text-style-name="P75" svg:x1="4.332cm" svg:y1="1.104cm" svg:x2="2.238cm" svg:y2="1.104cm"><text:p/></draw:line><draw:line text:anchor-type="paragraph" draw:z-index="12" draw:style-name="gr6" draw:text-style-name="P75" svg:x1="10.417cm" svg:y1="1.081cm" svg:x2="7.154cm" svg:y2="1.081cm"><text:p/></draw:line><draw:line text:anchor-type="paragraph" draw:z-index="13" draw:style-name="gr6" draw:text-style-name="P75" svg:x1="14.762cm" svg:y1="1.104cm" svg:x2="13.24cm" svg:y2="1.104cm"><text:p/></draw:line><draw:line text:anchor-type="paragraph" draw:z-index="14" draw:style-name="gr6" draw:text-style-name="P75" svg:x1="14.871cm" svg:y1="0.972cm" svg:x2="14.871cm" svg:y2="2.228cm"><text:p/></draw:line><draw:line text:anchor-type="paragraph" draw:z-index="15" draw:style-name="gr6" draw:text-style-name="P75" svg:x1="2.238cm" svg:y1="1.104cm" svg:x2="2.238cm" svg:y2="1.72cm"><text:p/></draw:line><draw:line text:anchor-type="paragraph" draw:z-index="16" draw:style-name="gr6" draw:text-style-name="P75" svg:x1="8.677cm" svg:y1="1.102cm" svg:x2="8.677cm" svg:y2="2.183cm"><text:p/></draw:line><draw:frame text:anchor-type="paragraph" draw:z-index="17" draw:style-name="gr7" draw:text-style-name="P77" svg:width="0.551cm" svg:height="0.862cm" svg:x="2.833cm" svg:y="0.243cm"><draw:text-box><text:p><text:span text:style-name="T18">1</text:span></text:p></draw:text-box></draw:frame><draw:frame text:anchor-type="paragraph" draw:z-index="19" draw:style-name="gr7" draw:text-style-name="P77" svg:width="0.551cm" svg:height="0.862cm" svg:x="14.122cm" svg:y="0.09cm"><draw:text-box><text:p><text:span text:style-name="T18">3</text:span></text:p></draw:text-box></draw:frame><draw:frame text:anchor-type="paragraph" draw:z-index="20" draw:style-name="gr7" draw:text-style-name="P77" svg:width="0.551cm" svg:height="0.862cm" svg:x="10.836cm" svg:y="5.05cm"><draw:text-box><text:p><text:span text:style-name="T18">0</text:span></text:p></draw:text-box></draw:frame><draw:frame text:anchor-type="paragraph" draw:z-index="31" draw:style-name="gr8" draw:text-style-name="P78" svg:width="0.795cm" svg:height="0.632cm" svg:x="2.408cm" svg:y="4.875cm"><draw:text-box><text:p><text:span text:style-name="T19">n+</text:span></text:p></draw:text-box></draw:frame><draw:frame text:anchor-type="paragraph" draw:z-index="32" draw:style-name="gr8" draw:text-style-name="P78" svg:width="0.795cm" svg:height="0.632cm" svg:x="2.468cm" svg:y="1.753cm"><draw:text-box><text:p><text:span text:style-name="T19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67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8203931254631522386" text:style-name="L1">
        <text:list-item>
          <text:p text:style-name="P45">We'll include the ground node so I don't have to special-case the code everywhere. </text:p>
        </text:list-item>
        <text:list-item>
          <text:p text:style-name="P45">Matrices and vectors are 0-indexed, with index 0 being the ground node.</text:p>
        </text:list-item>
        <text:list-item>
          <text:p text:style-name="P46">Negative current flows out of a node.</text:p>
        </text:list-item>
      </text:list>
      <text:p text:style-name="P8">The basic algorithm is something along the lines of:</text:p>
      <text:list xml:id="list6224431731811137515" text:style-name="L2">
        <text:list-item>
          <text:p text:style-name="P47">Take a sweep through the circuit and count the nodes. Assume that the node names have been replaced with integer indices starting from 1 (ground is 0, as always).</text:p>
        </text:list-item>
        <text:list-item>
          <text:p text:style-name="P47">Use the node count to size the voltage matrix, and the current vector.</text:p>
        </text:list-item>
        <text:list-item>
          <text:p text:style-name="P48">Go through each element in the circuit and update the matrix and current vectors appropriately.</text:p>
        </text:list-item>
      </text:list>
      <text:p text:style-name="Text_20_body"/>
      <text:h text:style-name="P67" text:outline-level="1">Example</text:h>
      <text:p text:style-name="P4">After counting the nodes, we get 4. Initialise the matrix as so:</text:p>
      <text:p text:style-name="P4"><draw:frame draw:style-name="fr4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4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7569326588802720388" text:style-name="L3">
        <text:list-item>
          <text:p text:style-name="P49">Firstly, (v1 – v2)/R1 out of node 1</text:p>
        </text:list-item>
        <text:list-item>
          <text:p text:style-name="P49">Then (v2 – v1)/R1 out of node 2</text:p>
        </text:list-item>
      </text:list>
      <text:p text:style-name="P9"><draw:frame draw:style-name="fr4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6476463369674465064" text:style-name="L4">
        <text:list-item>
          <text:p text:style-name="P54">Firstly, (v2 – v3)/R2 out of node 2</text:p>
        </text:list-item>
        <text:list-item>
          <text:p text:style-name="P50">Then (v3 – v2)/R2 out of node 3</text:p>
        </text:list-item>
      </text:list>
      <text:p text:style-name="P10"><draw:frame draw:style-name="fr4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<text:soft-page-break/>R3 2 0 5</text:h>
      <text:p text:style-name="P20">Then:</text:p>
      <text:list xml:id="list1920784748704107265" text:style-name="L5">
        <text:list-item>
          <text:p text:style-name="P55">Firstly, (v2 – v0)/R3 out of node 2</text:p>
        </text:list-item>
        <text:list-item>
          <text:p text:style-name="P51">Then (v0 – v2)/R3 out of node 0</text:p>
        </text:list-item>
      </text:list>
      <text:p text:style-name="P11"><draw:frame draw:style-name="fr4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190840862916362" text:continue-numbering="true" text:style-name="L5">
        <text:list-item>
          <text:p text:style-name="P56">Firstly, (v3 – v0)/R4 out of node 3</text:p>
        </text:list-item>
        <text:list-item>
          <text:p text:style-name="P52">Then (v0 – v3)/R4 out of node 0</text:p>
        </text:list-item>
      </text:list>
      <text:p text:style-name="P12"><draw:frame draw:style-name="fr4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68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4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4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4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4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66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67" text:outline-level="1">Newton Raphson</text:h>
      <text:h text:style-name="Heading_20_2" text:outline-level="2">The Equations</text:h>
      <text:p text:style-name="P26">Iterate this:</text:p>
      <text:p text:style-name="Text_20_body"><draw:frame draw:style-name="fr4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4" draw:name="Object17" text:anchor-type="as-char" svg:y="-0.743cm" svg:width="2.909cm" svg:height="1.244cm" draw:z-index="50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4" draw:name="Object13" text:anchor-type="as-char" svg:y="-0.743cm" svg:width="4.29cm" svg:height="1.244cm" draw:z-index="54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4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4" draw:name="Object14" text:anchor-type="as-char" svg:y="-0.743cm" svg:width="5.449cm" svg:height="1.244cm" draw:z-index="39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4" draw:name="Object15" text:anchor-type="as-char" svg:y="-0.743cm" svg:width="5.346cm" svg:height="1.244cm" draw:z-index="40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4" draw:name="Object16" text:anchor-type="as-char" svg:y="-1.438cm" svg:width="6.186cm" svg:height="2.633cm" draw:z-index="41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70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74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74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75" svg:x1="0.85cm" svg:y1="4.831cm" svg:x2="0.85cm" svg:y2="2.406cm"><text:p/></draw:line><draw:line draw:style-name="gr3" draw:text-style-name="P75" svg:x1="0.607cm" svg:y1="2.956cm" svg:x2="0.849cm" svg:y2="2.406cm"><text:p/></draw:line><draw:line draw:style-name="gr3" draw:text-style-name="P75" svg:x1="1.093cm" svg:y1="3cm" svg:x2="0.85cm" svg:y2="2.406cm"><text:p/></draw:line><draw:line draw:style-name="gr3" draw:text-style-name="P75" svg:x1="2.24cm" svg:y1="2.385cm" svg:x2="2.24cm" svg:y2="1.789cm"><text:p/></draw:line><draw:line draw:style-name="gr3" draw:text-style-name="P75" svg:x1="2.284cm" svg:y1="5.475cm" svg:x2="2.284cm" svg:y2="4.879cm"><text:p/></draw:line></draw:g><draw:g text:anchor-type="paragraph" draw:z-index="58" draw:style-name="gr1"><draw:custom-shape draw:style-name="gr9" draw:text-style-name="P79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75" svg:x1="14.162cm" svg:y1="4.195cm" svg:x2="15.309cm" svg:y2="4.195cm"><text:p/></draw:line></draw:g><draw:custom-shape text:anchor-type="paragraph" draw:z-index="37" draw:style-name="gr5" draw:text-style-name="P74" svg:width="2.823cm" svg:height="1.015cm" svg:x="10.418cm" svg:y="0.64cm"><text:p text:style-name="P75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74" svg:width="2.823cm" svg:height="1.015cm" draw:transform="rotate (1.5707963267949) translate (8.17033333333333cm 5.00591666666667cm)"><text:p text:style-name="P75">R1</text:p><draw:enhanced-geometry svg:viewBox="0 0 21600 21600" draw:type="rectangle" draw:enhanced-path="M 0 0 L 21600 0 21600 21600 0 21600 0 0 Z N"/></draw:custom-shape><draw:line text:anchor-type="paragraph" draw:z-index="42" draw:style-name="gr6" draw:text-style-name="P75" svg:x1="2.304cm" svg:y1="6.087cm" svg:x2="14.78cm" svg:y2="6.087cm"><text:p/></draw:line><draw:line text:anchor-type="paragraph" draw:z-index="43" draw:style-name="gr6" draw:text-style-name="P75" svg:x1="2.282cm" svg:y1="5.472cm" svg:x2="2.282cm" svg:y2="6.088cm"><text:p/></draw:line><draw:line text:anchor-type="paragraph" draw:z-index="44" draw:style-name="gr6" draw:text-style-name="P75" svg:x1="8.632cm" svg:y1="5.006cm" svg:x2="8.632cm" svg:y2="6.087cm"><text:p/></draw:line><draw:line text:anchor-type="paragraph" draw:z-index="45" draw:style-name="gr6" draw:text-style-name="P75" svg:x1="14.78cm" svg:y1="4.195cm" svg:x2="14.78cm" svg:y2="6.088cm"><text:p/></draw:line><draw:line text:anchor-type="paragraph" draw:z-index="46" draw:style-name="gr6" draw:text-style-name="P75" svg:x1="10.417cm" svg:y1="1.104cm" svg:x2="2.238cm" svg:y2="1.104cm"><text:p/></draw:line><draw:line text:anchor-type="paragraph" draw:z-index="47" draw:style-name="gr6" draw:text-style-name="P75" svg:x1="14.762cm" svg:y1="1.104cm" svg:x2="13.24cm" svg:y2="1.104cm"><text:p/></draw:line><draw:line text:anchor-type="paragraph" draw:z-index="48" draw:style-name="gr6" draw:text-style-name="P75" svg:x1="14.762cm" svg:y1="1.104cm" svg:x2="14.762cm" svg:y2="3.295cm"><text:p/></draw:line><draw:line text:anchor-type="paragraph" draw:z-index="49" draw:style-name="gr6" draw:text-style-name="P75" svg:x1="2.238cm" svg:y1="1.104cm" svg:x2="2.238cm" svg:y2="1.72cm"><text:p/></draw:line><draw:line text:anchor-type="paragraph" draw:z-index="51" draw:style-name="gr6" draw:text-style-name="P75" svg:x1="8.677cm" svg:y1="1.102cm" svg:x2="8.677cm" svg:y2="2.183cm"><text:p/></draw:line><draw:frame text:anchor-type="paragraph" draw:z-index="52" draw:style-name="gr7" draw:text-style-name="P77" svg:width="0.551cm" svg:height="0.862cm" svg:x="8.371cm" svg:y="0.138cm"><draw:text-box><text:p><text:span text:style-name="T18">1</text:span></text:p></draw:text-box></draw:frame><draw:frame text:anchor-type="paragraph" draw:z-index="53" draw:style-name="gr7" draw:text-style-name="P77" svg:width="0.551cm" svg:height="0.862cm" svg:x="14.122cm" svg:y="0.09cm"><draw:text-box><text:p><text:span text:style-name="T18">2</text:span></text:p></draw:text-box></draw:frame><draw:frame text:anchor-type="paragraph" draw:z-index="55" draw:style-name="gr7" draw:text-style-name="P77" svg:width="0.551cm" svg:height="0.862cm" svg:x="10.836cm" svg:y="5.05cm"><draw:text-box><text:p><text:span text:style-name="T18">0</text:span></text:p></draw:text-box></draw:frame><draw:frame text:anchor-type="paragraph" draw:z-index="56" draw:style-name="gr8" draw:text-style-name="P78" svg:width="0.795cm" svg:height="0.632cm" svg:x="2.408cm" svg:y="4.875cm"><draw:text-box><text:p><text:span text:style-name="T19">n+</text:span></text:p></draw:text-box></draw:frame><draw:frame text:anchor-type="paragraph" draw:z-index="57" draw:style-name="gr8" draw:text-style-name="P78" svg:width="0.795cm" svg:height="0.632cm" svg:x="2.468cm" svg:y="1.753cm"><draw:text-box><text:p><text:span text:style-name="T19">n-</text:span></text:p></draw:text-box></draw:frame></text:p></draw:text-box></draw:frame></text:p>
      <text:p text:style-name="P3">The SPICE for this looks something like:</text:p>
      <text:p text:style-name="P42">I1 <text:span text:style-name="T2">0 1</text:span> 3 <text:s text:c="2"/>; <text:span text:style-name="T2">current flows from n+ through to n-</text:span></text:p>
      <text:p text:style-name="P42">R1 1 <text:span text:style-name="T7">0 2 <text:s text:c="2"/>; about 5V on v(1)</text:span></text:p>
      <text:p text:style-name="P42">R2 <text:span text:style-name="T7">1 2</text:span> <text:span text:style-name="T7">1k <text:s/></text:span></text:p>
      <text:p text:style-name="P44">D1 2 0 <text:s text:c="4"/>; error, but a default model is used</text:p>
      <text:p text:style-name="P42"/>
      <text:p text:style-name="P25">Ngspice gives:</text:p>
      <text:p text:style-name="Preformatted_20_Text">No. of Data Rows : 1</text:p>
      <text:p text:style-name="Preformatted_20_Text">v(1) = 5.989418e+00</text:p>
      <text:p text:style-name="P43">v(2) = 6.981910e-01</text:p>
      <text:p text:style-name="P43"/>
      <text:h text:style-name="Heading_20_3" text:outline-level="3">Work<text:span text:style-name="T8">ing</text:span> </text:h>
      <text:p text:style-name="P41"><text:span text:style-name="T8">A</text:span>fter counting the nodes, we get <text:span text:style-name="T8">2</text:span>. Initialise the matrix as so:</text:p>
      <text:p text:style-name="P5"><draw:frame draw:style-name="fr4" draw:name="Object19" text:anchor-type="as-char" svg:y="-0.683cm" svg:width="3.928cm" svg:height="1.115cm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4" draw:name="Object20" text:anchor-type="as-char" svg:y="-0.683cm" svg:width="3.928cm" svg:height="1.115cm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4" draw:name="Object23" text:anchor-type="as-char" svg:y="-0.975cm" svg:width="4.023cm" svg:height="1.7cm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72" text:outline-level="3"><text:soft-page-break/>R<text:span text:style-name="T12">2</text:span> 1 <text:span text:style-name="T11">2 1k</text:span></text:h>
      <text:p text:style-name="P13">For this there are two things:</text:p>
      <text:list xml:id="list4598237917464114346" text:style-name="L6">
        <text:list-item>
          <text:p text:style-name="P57"><text:span text:style-name="T10">Firstly, (v1 – v2)/R2 out of node 1<text:line-break/></text:span><text:span text:style-name="T10"><draw:frame draw:style-name="fr4" draw:name="Object24" text:anchor-type="as-char" svg:y="-0.975cm" svg:width="5.046cm" svg:height="1.7cm" draw:z-index="6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53">Then (v2 – v1)/R<text:span text:style-name="T12">2</text:span> out of node <text:span text:style-name="T13">2<text:line-break/></text:span><text:span text:style-name="T13"><draw:frame draw:style-name="fr4" draw:name="Object25" text:anchor-type="as-char" svg:y="-1.266cm" svg:width="5.046cm" svg:height="2.284cm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4" draw:name="Object18" text:anchor-type="as-char" svg:y="-0.743cm" svg:width="2.909cm" svg:height="1.244cm" draw:z-index="6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4" draw:name="Object21" text:anchor-type="as-char" svg:y="-1.341cm" svg:width="7.191cm" svg:height="2.552cm" draw:z-index="6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73" text:outline-level="3">Guassian Elimination</text:h>
      <text:p text:style-name="P34">Want to get a 0.0 in the bottom left-hand corner.</text:p>
      <text:p text:style-name="P33"><draw:frame draw:style-name="fr4" draw:name="Object22" text:anchor-type="as-char" svg:y="-1.341cm" svg:width="7.191cm" svg:height="2.552cm" draw:z-index="6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6884416376627944840" text:style-name="L7">
        <text:list-item>
          <text:p text:style-name="P58">swapping</text:p>
        </text:list-item>
        <text:list-item>
          <text:p text:style-name="P59">multiply a row by a non-zero scalar</text:p>
        </text:list-item>
        <text:list-item>
          <text:p text:style-name="P58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4" draw:name="Object26" text:anchor-type="as-char" svg:y="-1.341cm" svg:width="6.706cm" svg:height="2.552cm" draw:z-index="6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4" draw:name="Object27" text:anchor-type="as-char" svg:y="-1.048cm" svg:width="7.214cm" svg:height="1.969cm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4" draw:name="Object28" text:anchor-type="as-char" svg:y="-1.787cm" svg:width="10.913cm" svg:height="3.493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71" text:outline-level="2">GMIN</text:h>
      <text:p text:style-name="P40">Minimum conductance between nodes in the circuit?</text:p>
      <text:p text:style-name="P40">Also, GMIN goes across each PN junction in the design to aid convergence.</text:p>
      <text:p text:style-name="P40"/>
      <text:h text:style-name="P69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67" text:outline-level="1">Modified Nodal Analysis</text:h>
      <text:p text:style-name="P60">Basic KCL doesn't handle voltage sources that well – or at all, really. Modified Nodal Analysis (MNA) help with this.</text:p>
      <text:p text:style-name="P60">The basic idea is to solve some branch currents as well as the node voltages. You write:</text:p>
      <text:list xml:id="list1168035010736529811" text:style-name="L8">
        <text:list-item>
          <text:p text:style-name="P61">an equation for each node not a voltage source, KCL as usual</text:p>
        </text:list-item>
        <text:list-item>
          <text:p text:style-name="P61">and an equation for each voltage source</text:p>
        </text:list-item>
      </text:list>
      <text:p text:style-name="P64">You end up adding a term for each of the currents flowing through the voltage sources (from p through the source to n).</text:p>
      <text:p text:style-name="P64">So for this circuit (taken from MNA2.html below):</text:p>
      <text:p text:style-name="P64"><draw:frame draw:style-name="fr2" draw:name="Frame3" text:anchor-type="as-char" svg:y="-6.348cm" svg:width="16.327cm" draw:z-index="70"><draw:text-box fo:min-height="6.923cm"><text:p text:style-name="Frame_20_contents"><draw:frame draw:style-name="fr3" draw:name="Image1" text:anchor-type="paragraph" svg:x="3.5cm" svg:y="0.259cm" svg:width="8.043cm" svg:height="6.006cm" draw:z-index="71"><draw:image xlink:href="Pictures/1000000000000130000000E3AE075A9DB3A40C57.png" xlink:type="simple" xlink:show="embed" xlink:actuate="onLoad"/></draw:frame></text:p></draw:text-box></draw:frame></text:p>
      <text:p text:style-name="P64">You get this matrix to solve:</text:p>
      <text:p text:style-name="P64"><draw:frame draw:style-name="fr5" draw:name="Object29" text:anchor-type="as-char" svg:y="-2.385cm" svg:width="7.74cm" svg:height="4.521cm" draw:z-index="72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65">To size the matrix, need: number of nodes &amp; number of voltages.</text:p>
      <text:p text:style-name="P65">Then can I just throw this at the Guassian Elimination solver?</text:p>
      <text:h text:style-name="Heading_20_2" text:outline-level="2">References</text:h>
      <text:list xml:id="list1107255147651704777" text:style-name="L9">
        <text:list-item>
          <text:p text:style-name="P63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p text:style-name="P62"><text:soft-page-break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05T19:08:40.046331280</dc:date>
    <meta:editing-duration>PT7H29M35S</meta:editing-duration>
    <meta:editing-cycles>110</meta:editing-cycles>
    <meta:generator>LibreOffice/5.0.3.2$Linux_X86_64 LibreOffice_project/00m0$Build-2</meta:generator>
    <meta:document-statistic meta:table-count="0" meta:image-count="1" meta:object-count="29" meta:page-count="12" meta:paragraph-count="154" meta:word-count="926" meta:character-count="4906" meta:non-whitespace-character-count="4078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